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stablecer Avisos y Gestionar Compras en Odoo 17</text:span></text:h>
      <text:h text:style-name="Heading_20_4" text:outline-level="4"><text:span text:style-name="Strong_20_Emphasis">1. Habilitar la Función de Avisos</text:span>:</text:h>
      <text:list text:style-name="L1">
        <text:list-item>
          <text:p text:style-name="P2"><text:span text:style-name="Strong_20_Emphasis">Activar los Avisos</text:span>:</text:p>
          <text:list>
            <text:list-item>
              <text:p text:style-name="P2">Ve al módulo <text:span text:style-name="Strong_20_Emphasis">Ajustes</text:span>.</text:p>
            </text:list-item>
            <text:list-item>
              <text:p text:style-name="P2">Busca la opción <text:span text:style-name="Strong_20_Emphasis">Avisos</text:span> y asegúrate de que está activada.</text:p>
            </text:list-item>
            <text:list-item>
              <text:p text:style-name="P1">Haz clic en <text:span text:style-name="Strong_20_Emphasis">Guardar</text:span> para aplicar los cambi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Configurar Avisos para Proveedores</text:span>:</text:h>
      <text:list text:style-name="L2">
        <text:list-item>
          <text:p text:style-name="P3"><text:span text:style-name="Strong_20_Emphasis">Acceder a la Lista de Proveedores</text:span>:</text:p>
          <text:list>
            <text:list-item>
              <text:p text:style-name="P4">Ve al módulo <text:span text:style-name="Strong_20_Emphasis">Contactos</text:span> y selecciona <text:span text:style-name="Strong_20_Emphasis">Proveedores</text:span>.</text:p>
            </text:list-item>
          </text:list>
        </text:list-item>
        <text:list-item>
          <text:p text:style-name="P3"><text:span text:style-name="Strong_20_Emphasis">Agregar un Aviso a un Proveedor</text:span>:</text:p>
          <text:list>
            <text:list-item>
              <text:p text:style-name="P4">Selecciona el proveedor al que deseas agregar un aviso, por ejemplo, "Proveedor A."</text:p>
            </text:list-item>
            <text:list-item>
              <text:p text:style-name="P4">En el formulario del proveedor, encuentra la sección <text:span text:style-name="Strong_20_Emphasis">Avisos</text:span>.</text:p>
            </text:list-item>
            <text:list-item>
              <text:p text:style-name="P4">Escribe un mensaje de advertencia en el campo correspondiente (ejemplo: "Advertencia: Revisar términos antes de confirmar").</text:p>
            </text:list-item>
          </text:list>
        </text:list-item>
        <text:list-item>
          <text:p text:style-name="P3"><text:span text:style-name="Strong_20_Emphasis">Establecer un Bloqueo</text:span>:</text:p>
          <text:list>
            <text:list-item>
              <text:p text:style-name="P4">Si deseas evitar compras con un proveedor específico, agrega un mensaje de bloqueo en el campo designado.</text:p>
            </text:list-item>
            <text:list-item>
              <text:p text:style-name="P3">Esto impedirá la confirmación de pedidos con ese proveedor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Realizar Pedidos de Compra con Avisos</text:span>:</text:h>
      <text:list text:style-name="L3">
        <text:list-item>
          <text:p text:style-name="P5"><text:span text:style-name="Strong_20_Emphasis">Proveedor con Aviso</text:span>:</text:p>
          <text:list>
            <text:list-item>
              <text:p text:style-name="P6">Crea una solicitud de presupuesto o pedido de compra para "Proveedor A."</text:p>
            </text:list-item>
            <text:list-item>
              <text:p text:style-name="P6">Al confirmar, aparecerá una advertencia. Haz clic en <text:span text:style-name="Strong_20_Emphasis">Aceptar</text:span> para continuar con la compra.</text:p>
            </text:list-item>
          </text:list>
        </text:list-item>
        <text:list-item>
          <text:p text:style-name="P5"><text:span text:style-name="Strong_20_Emphasis">Proveedor con Bloqueo</text:span>:</text:p>
          <text:list>
            <text:list-item>
              <text:p text:style-name="P6">Crea una solicitud para un proveedor con mensaje de bloqueo (ejemplo: "Proveedor B").</text:p>
            </text:list-item>
            <text:list-item>
              <text:p text:style-name="P5">Odoo mostrará el mensaje de bloqueo y no permitirá continuar con la compra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Reabastecimiento Manual de Productos</text:span>:</text:h>
      <text:list text:style-name="L4">
        <text:list-item>
          <text:p text:style-name="P7"><text:span text:style-name="Strong_20_Emphasis">Actualizar Cantidades Manualmente</text:span>:</text:p>
          <text:list>
            <text:list-item>
              <text:p text:style-name="P8">Accede al módulo <text:span text:style-name="Strong_20_Emphasis">Inventario</text:span> y selecciona <text:span text:style-name="Strong_20_Emphasis">Productos</text:span>.</text:p>
            </text:list-item>
            <text:list-item>
              <text:p text:style-name="P8">Abre el producto que deseas actualizar.</text:p>
            </text:list-item>
            <text:list-item>
              <text:p text:style-name="P8">Cambia la cantidad disponible de forma manual desde el botón <text:span text:style-name="Strong_20_Emphasis">Actualizar Cantidad</text:span>.</text:p>
            </text:list-item>
          </text:list>
        </text:list-item>
        <text:list-item>
          <text:p text:style-name="P7"><text:span text:style-name="Strong_20_Emphasis">Reponer Productos Manualmente</text:span>:</text:p>
          <text:list>
            <text:list-item>
              <text:p text:style-name="P8"><text:soft-page-break/>Selecciona la opción <text:span text:style-name="Strong_20_Emphasis">Reabastecimiento</text:span>.</text:p>
            </text:list-item>
            <text:list-item>
              <text:p text:style-name="P8">Es importante tener configurado al menos un proveedor para realizar esta operación.</text:p>
            </text:list-item>
            <text:list-item>
              <text:p text:style-name="P7">Define las cantidades necesarias y confirma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onfigurar Auto-Abastecimiento</text:span>:</text:h>
      <text:list text:style-name="L5">
        <text:list-item>
          <text:p text:style-name="P9"><text:span text:style-name="Strong_20_Emphasis">Activar el Abastecimiento Automático</text:span>:</text:p>
          <text:list>
            <text:list-item>
              <text:p text:style-name="P10">Activa el <text:span text:style-name="Strong_20_Emphasis">Modo Desarrollador</text:span> desde el menú de usuario (haciendo clic en el avatar en la esquina superior derecha).</text:p>
            </text:list-item>
            <text:list-item>
              <text:p text:style-name="P10">Accede al módulo <text:span text:style-name="Strong_20_Emphasis">Inventario</text:span> y habilita la opción de <text:span text:style-name="Strong_20_Emphasis">Reabastecimiento Automático</text:span>.</text:p>
            </text:list-item>
          </text:list>
        </text:list-item>
        <text:list-item>
          <text:p text:style-name="P9"><text:span text:style-name="Strong_20_Emphasis">Configurar las Reglas de Abastecimiento</text:span>:</text:p>
          <text:list>
            <text:list-item>
              <text:p text:style-name="P10">Ve a <text:span text:style-name="Strong_20_Emphasis">Productos</text:span> &gt; <text:span text:style-name="Strong_20_Emphasis">Reabastecimiento Automático</text:span>.</text:p>
            </text:list-item>
            <text:list-item>
              <text:p text:style-name="P10">Configura las cantidades mínimas y máximas para cada producto.</text:p>
            </text:list-item>
            <text:list-item>
              <text:p text:style-name="P10">Asigna un proveedor preferido.</text:p>
            </text:list-item>
          </text:list>
        </text:list-item>
        <text:list-item>
          <text:p text:style-name="P9"><text:span text:style-name="Strong_20_Emphasis">Guardar Configuración</text:span>:</text:p>
          <text:list>
            <text:list-item>
              <text:p text:style-name="P9">Haz clic en <text:span text:style-name="Strong_20_Emphasis">Guardar</text:span> para que Odoo gestione automáticamente los pedidos cuando los niveles de stock bajen del mínimo.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Modificar un Pedido de Compra</text:span>:</text:h>
      <text:list text:style-name="L6">
        <text:list-item>
          <text:p text:style-name="P11"><text:span text:style-name="Strong_20_Emphasis">Acceder al Pedido</text:span>:</text:p>
          <text:list>
            <text:list-item>
              <text:p text:style-name="P12">Ve al módulo <text:span text:style-name="Strong_20_Emphasis">Compras</text:span> y selecciona un pedido de compra existente.</text:p>
            </text:list-item>
          </text:list>
        </text:list-item>
        <text:list-item>
          <text:p text:style-name="P11"><text:span text:style-name="Strong_20_Emphasis">Bloquear Modificaciones</text:span>:</text:p>
          <text:list>
            <text:list-item>
              <text:p text:style-name="P12">Si deseas evitar cambios en pedidos de compra, habilita la opción <text:span text:style-name="Strong_20_Emphasis">Bloquear Pedidos Confirmados</text:span> desde Ajustes.</text:p>
            </text:list-item>
            <text:list-item>
              <text:p text:style-name="P12">Esto asegura que solo los administradores puedan realizar modificaciones en pedidos confirmados.</text:p>
            </text:list-item>
          </text:list>
        </text:list-item>
        <text:list-item>
          <text:p text:style-name="P11"><text:span text:style-name="Strong_20_Emphasis">Editar Pedido (si está desbloqueado)</text:span>:</text:p>
          <text:list>
            <text:list-item>
              <text:p text:style-name="P11">Si necesitas modificar el pedido, elimina el bloqueo temporalmente, realiza los cambios y guarda nuevamente.</text:p>
            </text:list-item>
          </text:list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6:03:43.109170272</meta:creation-date>
    <dc:date>2024-12-09T11:11:42.576103251</dc:date>
    <meta:editing-duration>PT1M2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50" meta:word-count="448" meta:character-count="2799" meta:non-whitespace-character-count="2444"/>
  </office:meta>
</office:document-meta>
</file>